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C0000026F4BC7189EF59BBEE6.png" manifest:media-type="image/png"/>
  <manifest:file-entry manifest:full-path="Pictures/100000010000028B000001DC64B1167CC370310F.png" manifest:media-type="image/png"/>
  <manifest:file-entry manifest:full-path="Pictures/1000000100000296000001D3206FDA2FEDD5EEB7.png" manifest:media-type="image/png"/>
  <manifest:file-entry manifest:full-path="Pictures/1000000100000296000001D3D5E09D73D82CE6C1.png" manifest:media-type="image/png"/>
  <manifest:file-entry manifest:full-path="Pictures/1000000100000296000001D347DA9F8C8D8BA83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729fcf" draw:opacity="50%" draw:opacity-name="" draw:textarea-horizontal-align="justify" draw:textarea-vertical-align="middle" draw:auto-grow-height="false" fo:min-height="9.91cm" fo:min-width="3.31cm"/>
    </style:style>
    <style:style style:name="gr3" style:family="graphic" style:parent-style-name="standard">
      <style:graphic-properties draw:fill="solid" draw:fill-color="#00ff00" draw:opacity="50%" draw:opacity-name="" draw:textarea-horizontal-align="justify" draw:textarea-vertical-align="middle" draw:auto-grow-height="false" fo:min-height="9.91cm" fo:min-width="3.31cm"/>
    </style:style>
    <style:style style:name="gr4" style:family="graphic" style:parent-style-name="standard">
      <style:graphic-properties draw:fill="solid" draw:fill-color="#ff00ff" draw:opacity="50%" draw:opacity-name="" draw:textarea-horizontal-align="justify" draw:textarea-vertical-align="middle" draw:auto-grow-height="false" fo:min-height="9.91cm" fo:min-width="3.31cm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50%"/>
      <style:paragraph-properties fo:text-align="center"/>
    </style:style>
    <style:style style:name="P3" style:family="paragraph">
      <loext:graphic-properties draw:fill="solid" draw:fill-color="#00ff00" draw:opacity="50%"/>
      <style:paragraph-properties fo:text-align="center"/>
    </style:style>
    <style:style style:name="P4" style:family="paragraph">
      <loext:graphic-properties draw:fill="solid" draw:fill-color="#ff00ff" draw:opacity="50%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G_Ex with TOF cuts</text:p>
          </draw:text-box>
        </draw:frame>
        <draw:frame draw:style-name="gr1" draw:text-style-name="P1" draw:layer="layout" svg:width="17.514cm" svg:height="12.355cm" svg:x="5.333cm" svg:y="3.175cm">
          <draw:image xlink:href="Pictures/1000000100000296000001D347DA9F8C8D8BA835.png" xlink:type="simple" xlink:show="embed" xlink:actuate="onLoad" draw:mime-type="image/png">
            <text:p/>
          </draw:image>
        </draw:frame>
        <draw:custom-shape draw:style-name="gr2" draw:text-style-name="P2" draw:layer="layout" svg:width="3.81cm" svg:height="10.16cm" svg:x="8.255cm" svg:y="4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0.16cm" svg:x="12.055cm" svg:y="4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cm" svg:height="10.16cm" svg:x="15.855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reen region</text:p>
          </draw:text-box>
        </draw:frame>
        <draw:frame draw:style-name="gr1" draw:text-style-name="P1" draw:layer="layout" svg:width="17.514cm" svg:height="12.355cm" svg:x="0.266cm" svg:y="3.395cm">
          <draw:image xlink:href="Pictures/1000000100000296000001D3D5E09D73D82CE6C1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lue region</text:p>
          </draw:text-box>
        </draw:frame>
        <draw:frame draw:style-name="gr1" draw:text-style-name="P1" draw:layer="layout" svg:width="17.514cm" svg:height="12.355cm" svg:x="0.266cm" svg:y="3.257cm">
          <draw:image xlink:href="Pictures/1000000100000296000001D3206FDA2FEDD5EEB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ink region</text:p>
          </draw:text-box>
        </draw:frame>
        <draw:frame draw:style-name="gr1" draw:text-style-name="P1" draw:layer="layout" svg:width="17.223cm" svg:height="12.593cm" svg:x="0.557cm" svg:y="3.257cm">
          <draw:image xlink:href="Pictures/100000010000028B000001DC64B1167CC370310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18.504cm" svg:height="15.749cm" svg:x="1.181cm" svg:y="0.001cm">
          <draw:image xlink:href="Pictures/10000001000002DC0000026F4BC7189EF59BBEE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24T10:36:27.134517006</meta:creation-date>
    <dc:date>2025-01-30T13:09:38.578839370</dc:date>
    <meta:editing-duration>P6DT1H46M47S</meta:editing-duration>
    <meta:editing-cycles>1</meta:editing-cycles>
    <meta:document-statistic meta:object-count="43"/>
    <meta:generator>LibreOffice/7.3.7.2$Linux_X86_64 LibreOffice_project/30$Build-2</meta:generator>
  </office:meta>
</office:document-meta>
</file>